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1.018cm"/>
    </style:style>
    <style:style style:name="gr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1.053cm" fo:min-width="16.8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18cm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931cm"/>
    </style:style>
    <style:style style:name="gr8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10" style:family="graphic" style:parent-style-name="objectwithoutfill">
      <style:graphic-properties svg:stroke-width="0.035cm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7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textarea-horizontal-align="justify" draw:textarea-vertical-align="middle" draw:auto-grow-height="false" fo:min-height="0.057cm" fo:min-width="0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1.426cm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687cm" fo:min-width="10.295cm"/>
    </style:style>
    <style:style style:name="gr2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03cm" fo:min-width="8.0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</style:style>
    <style:style style:name="gr2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084cm" fo:min-width="8.39cm"/>
    </style:style>
    <style:style style:name="gr2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084cm" fo:min-width="10.676cm"/>
    </style:style>
    <style:style style:name="gr25" style:family="graphic" style:parent-style-name="standard">
      <style:graphic-properties draw:textarea-horizontal-align="justify" draw:textarea-vertical-align="middle" draw:auto-grow-height="false" fo:min-height="1.147cm" fo:min-width="1.018cm"/>
    </style:style>
    <style:style style:name="gr26" style:family="graphic" style:parent-style-name="objectwithoutfill">
      <style:graphic-properties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27" style:family="graphic" style:parent-style-name="standard">
      <style:graphic-properties draw:textarea-horizontal-align="justify" draw:textarea-vertical-align="middle" draw:auto-grow-height="false" fo:min-height="0.156cm" fo:min-width="0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084cm" fo:min-width="7.755cm"/>
    </style:style>
    <style:style style:name="gr2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957cm" fo:min-width="7.6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fo:min-height="0.8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14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0.385cm"/>
    </style:style>
    <style:style style:name="gr36" style:family="graphic" style:parent-style-name="standard">
      <style:graphic-properties draw:stroke="none" svg:stroke-color="#000000" draw:fill="none" draw:fill-color="#ffffff" fo:min-height="0.75cm"/>
    </style:style>
    <style:style style:name="gr37" style:family="graphic" style:parent-style-name="standard">
      <style:graphic-properties draw:stroke="none" svg:stroke-color="#000000" draw:fill="none" draw:fill-color="#ffffff" fo:min-height="0.609cm"/>
    </style:style>
    <style:style style:name="gr38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style:text-position="0% 100%"/>
    </style:style>
    <style:style style:name="P7" style:family="paragraph">
      <loext:graphic-properties draw:fill="none" draw:fill-color="#ffffff"/>
      <style:paragraph-properties fo:text-align="center"/>
      <style:text-properties style:text-position="0% 100%"/>
    </style:style>
    <style:style style:name="P8" style:family="paragraph">
      <loext:graphic-properties draw:fill="none"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-33% 58%" style:font-name="Liberation Sans" style:font-name-asian="Liberation Sans3" style:font-name-complex="Liberation Sans3"/>
    </style:style>
    <style:style style:name="T3" style:family="text">
      <style:text-properties style:text-position="-33% 58%"/>
    </style:style>
    <style:style style:name="T4" style:family="text">
      <style:text-properties style:font-name="Liberation Sans3" fo:font-size="8pt" style:font-name-asian="Liberation Sans3" style:font-size-asian="8pt" style:font-name-complex="Liberation Sans3" style:font-size-complex="8pt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ans3" style:font-name-asian="Liberation Sans3" style:font-name-complex="Liberation Sans3"/>
    </style:style>
    <style:style style:name="T8" style:family="text">
      <style:text-properties style:text-position="-33% 58%" style:font-name="Liberation Sans3" style:font-name-asian="Liberation Sans3" style:font-name-complex="Liberation Sans3"/>
    </style:style>
    <style:style style:name="T9" style:family="text">
      <style:text-properties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18cm" svg:height="1.397cm" svg:x="1.387cm" svg:y="1.254cm">
          <text:p text:style-name="P1"><text:span text:style-name="T1">μ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399cm" svg:height="11.303cm" svg:x="1.381cm" svg:y="1.2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43cm" svg:height="1.27cm" svg:x="2.03cm" svg:y="2.876cm">
          <draw:text-box>
            <text:p text:style-name="P1">x<text:span text:style-name="T3">0</text:span></text:p>
          </draw:text-box>
        </draw:frame>
        <draw:line draw:style-name="gr4" draw:text-style-name="P2" draw:layer="layout" svg:x1="2.911cm" svg:y1="3.412cm" svg:x2="4.816cm" svg:y2="3.412cm">
          <text:p/>
        </draw:line>
        <draw:custom-shape draw:style-name="gr5" draw:text-style-name="P4" draw:layer="layout" svg:width="0.127cm" svg:height="0.127cm" svg:x="3.8cm" svg:y="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5.13cm" svg:y1="7.477cm" svg:x2="26.082cm" svg:y2="7.477cm">
          <text:p/>
        </draw:line>
        <draw:custom-shape draw:style-name="gr7" draw:text-style-name="P1" draw:layer="layout" svg:width="3.431cm" svg:height="1.016cm" svg:x="4.808cm" svg:y="2.904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81cm" svg:y1="2.704cm" svg:x2="8.239cm" svg:y2="2.704cm">
          <text:p text:style-name="P1">2R+1</text:p>
          <text:p text:style-name="P1"/>
        </draw:line>
        <draw:custom-shape draw:style-name="gr9" draw:text-style-name="P1" draw:layer="layout" svg:width="0.889cm" svg:height="0.889cm" svg:x="8.769cm" svg:y="3.92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207cm" svg:y1="3.412cm" svg:x2="9.207cm" svg:y2="3.92cm">
          <text:p/>
        </draw:line>
        <draw:line draw:style-name="gr4" draw:text-style-name="P2" draw:layer="layout" svg:x1="9.207cm" svg:y1="5.317cm" svg:x2="9.207cm" svg:y2="4.809cm">
          <text:p/>
        </draw:line>
        <draw:line draw:style-name="gr10" draw:text-style-name="P2" draw:layer="layout" svg:x1="9.658cm" svg:y1="4.36cm" svg:x2="12.498cm" svg:y2="4.36cm">
          <text:p/>
        </draw:line>
        <draw:line draw:style-name="gr10" draw:text-style-name="P2" draw:layer="layout" svg:x1="8.239cm" svg:y1="3.412cm" svg:x2="9.191cm" svg:y2="3.412cm">
          <text:p/>
        </draw:line>
        <draw:custom-shape draw:style-name="gr5" draw:text-style-name="P4" draw:layer="layout" svg:width="0.127cm" svg:height="0.127cm" svg:x="11.479cm" svg:y="4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1.541cm" svg:y1="4.358cm" svg:x2="11.541cm" svg:y2="5.317cm">
          <text:p/>
        </draw:line>
        <draw:line draw:style-name="gr10" draw:text-style-name="P2" draw:layer="layout" svg:x1="9.207cm" svg:y1="5.317cm" svg:x2="11.541cm" svg:y2="5.317cm">
          <text:p/>
        </draw:line>
        <draw:line draw:style-name="gr10" draw:text-style-name="P2" draw:layer="layout" svg:x1="3.862cm" svg:y1="4.359cm" svg:x2="8.769cm" svg:y2="4.359cm">
          <text:p/>
        </draw:line>
        <draw:line draw:style-name="gr10" draw:text-style-name="P2" draw:layer="layout" svg:x1="3.862cm" svg:y1="3.412cm" svg:x2="3.862cm" svg:y2="4.359cm">
          <text:p/>
        </draw:line>
        <draw:custom-shape draw:style-name="gr11" draw:text-style-name="P1" draw:layer="layout" svg:width="0.762cm" svg:height="1.016cm" svg:x="10.009cm" svg:y="4.809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397cm" svg:height="1.114cm" svg:x="1.752cm" svg:y="9.24cm">
          <draw:text-box>
            <text:p text:style-name="P1">x<text:span text:style-name="T3">2R</text:span></text:p>
          </draw:text-box>
        </draw:frame>
        <draw:line draw:style-name="gr4" draw:text-style-name="P2" draw:layer="layout" svg:x1="2.897cm" svg:y1="9.776cm" svg:x2="4.802cm" svg:y2="9.776cm">
          <text:p/>
        </draw:line>
        <draw:custom-shape draw:style-name="gr5" draw:text-style-name="P4" draw:layer="layout" svg:width="0.127cm" svg:height="0.127cm" svg:x="3.786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431cm" svg:height="1.016cm" svg:x="4.794cm" svg:y="9.268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796cm" svg:y1="9.068cm" svg:x2="8.225cm" svg:y2="9.068cm">
          <text:p text:style-name="P1">2R+1</text:p>
          <text:p text:style-name="P1"/>
        </draw:line>
        <draw:custom-shape draw:style-name="gr9" draw:text-style-name="P1" draw:layer="layout" svg:width="0.889cm" svg:height="0.889cm" svg:x="8.755cm" svg:y="10.28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193cm" svg:y1="9.776cm" svg:x2="9.193cm" svg:y2="10.284cm">
          <text:p/>
        </draw:line>
        <draw:line draw:style-name="gr4" draw:text-style-name="P2" draw:layer="layout" svg:x1="9.193cm" svg:y1="11.681cm" svg:x2="9.193cm" svg:y2="11.173cm">
          <text:p/>
        </draw:line>
        <draw:line draw:style-name="gr10" draw:text-style-name="P2" draw:layer="layout" svg:x1="9.644cm" svg:y1="10.724cm" svg:x2="12.484cm" svg:y2="10.724cm">
          <text:p/>
        </draw:line>
        <draw:line draw:style-name="gr10" draw:text-style-name="P2" draw:layer="layout" svg:x1="8.225cm" svg:y1="9.776cm" svg:x2="9.177cm" svg:y2="9.776cm">
          <text:p/>
        </draw:line>
        <draw:custom-shape draw:style-name="gr5" draw:text-style-name="P4" draw:layer="layout" svg:width="0.127cm" svg:height="0.127cm" svg:x="11.465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1.527cm" svg:y1="10.722cm" svg:x2="11.527cm" svg:y2="11.681cm">
          <text:p/>
        </draw:line>
        <draw:line draw:style-name="gr10" draw:text-style-name="P2" draw:layer="layout" svg:x1="9.193cm" svg:y1="11.681cm" svg:x2="11.527cm" svg:y2="11.681cm">
          <text:p/>
        </draw:line>
        <draw:line draw:style-name="gr10" draw:text-style-name="P2" draw:layer="layout" svg:x1="3.848cm" svg:y1="10.723cm" svg:x2="8.755cm" svg:y2="10.723cm">
          <text:p/>
        </draw:line>
        <draw:line draw:style-name="gr10" draw:text-style-name="P2" draw:layer="layout" svg:x1="3.848cm" svg:y1="9.776cm" svg:x2="3.848cm" svg:y2="10.723cm">
          <text:p/>
        </draw:line>
        <draw:custom-shape draw:style-name="gr11" draw:text-style-name="P1" draw:layer="layout" svg:width="0.762cm" svg:height="1.016cm" svg:x="9.995cm" svg:y="11.173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143cm" svg:height="2.827cm" svg:x="6.164cm" svg:y="5.317cm">
          <draw:text-box>
            <text:p text:style-name="P1"><text:span text:style-name="T4">●</text:span></text:p>
            <text:p text:style-name="P1"><text:span text:style-name="T4"/></text:p>
            <text:p text:style-name="P1"><text:span text:style-name="T4">●</text:span></text:p>
            <text:p text:style-name="P1"><text:span text:style-name="T4"/></text:p>
            <text:p text:style-name="P1"><text:span text:style-name="T4">●</text:span></text:p>
          </draw:text-box>
        </draw:frame>
        <draw:frame draw:style-name="gr14" draw:text-style-name="P3" draw:layer="layout" svg:width="0.635cm" svg:height="0.962cm" svg:x="9.236cm" svg:y="3.085cm">
          <draw:text-box>
            <text:p text:style-name="P1">-</text:p>
          </draw:text-box>
        </draw:frame>
        <draw:frame draw:style-name="gr14" draw:text-style-name="P3" draw:layer="layout" svg:width="0.635cm" svg:height="0.962cm" svg:x="9.237cm" svg:y="9.399cm">
          <draw:text-box>
            <text:p text:style-name="P1">-</text:p>
          </draw:text-box>
        </draw:frame>
        <draw:custom-shape draw:style-name="gr9" draw:text-style-name="P1" draw:layer="layout" svg:width="0.889cm" svg:height="0.889cm" svg:x="13.853cm" svg:y="7.08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2.484cm" svg:y1="10.724cm" svg:x2="14.101cm" svg:y2="7.927cm">
          <text:p/>
        </draw:line>
        <draw:line draw:style-name="gr4" draw:text-style-name="P2" draw:layer="layout" svg:x1="12.498cm" svg:y1="4.36cm" svg:x2="14.101cm" svg:y2="7.136cm">
          <text:p/>
        </draw:line>
        <draw:line draw:style-name="gr4" draw:text-style-name="P2" draw:layer="layout" svg:x1="12.9cm" svg:y1="7.527cm" svg:x2="13.853cm" svg:y2="7.527cm">
          <text:p/>
        </draw:line>
        <draw:line draw:style-name="gr15" draw:text-style-name="P2" draw:layer="layout" svg:x1="12.498cm" svg:y1="7.527cm" svg:x2="12.9cm" svg:y2="7.527cm">
          <text:p/>
        </draw:line>
        <draw:line draw:style-name="gr4" draw:text-style-name="P2" draw:layer="layout" svg:x1="13.105cm" svg:y1="6.821cm" svg:x2="13.93cm" svg:y2="7.298cm">
          <text:p/>
        </draw:line>
        <draw:line draw:style-name="gr15" draw:text-style-name="P2" draw:layer="layout" svg:x1="12.498cm" svg:y1="6.471cm" svg:x2="13.105cm" svg:y2="6.821cm">
          <text:p/>
        </draw:line>
        <draw:line draw:style-name="gr4" draw:text-style-name="P2" draw:layer="layout" svg:x1="13.104cm" svg:y1="8.243cm" svg:x2="13.929cm" svg:y2="7.766cm">
          <text:p/>
        </draw:line>
        <draw:line draw:style-name="gr15" draw:text-style-name="P2" draw:layer="layout" svg:x1="12.507cm" svg:y1="8.587cm" svg:x2="13.104cm" svg:y2="8.242cm">
          <text:p/>
        </draw:line>
        <draw:line draw:style-name="gr4" draw:text-style-name="P2" draw:layer="layout" svg:x1="17.038cm" svg:y1="7.532cm" svg:x2="18.399cm" svg:y2="7.532cm">
          <text:p/>
        </draw:line>
        <draw:custom-shape draw:style-name="gr16" draw:text-style-name="P1" draw:layer="layout" svg:width="0.918cm" svg:height="0.92cm" draw:transform="rotate (-1.5707963267949) translate (17.038cm 7.0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2" draw:layer="layout" svg:x1="14.742cm" svg:y1="7.529cm" svg:x2="16.119cm" svg:y2="7.529cm">
          <text:p/>
        </draw:line>
        <draw:frame draw:style-name="gr14" draw:text-style-name="P3" draw:layer="layout" svg:width="0.823cm" svg:height="0.962cm" svg:x="16.087cm" svg:y="5.406cm">
          <draw:text-box>
            <text:p text:style-name="P1">1</text:p>
          </draw:text-box>
        </draw:frame>
        <draw:frame draw:style-name="gr14" draw:text-style-name="P3" draw:layer="layout" svg:width="3.429cm" svg:height="0.962cm" svg:x="14.824cm" svg:y="6.195cm">
          <draw:text-box>
            <text:p text:style-name="P1">4R<text:span text:style-name="T5">2</text:span><text:span text:style-name="T6">+4R+1</text:span></text:p>
          </draw:text-box>
        </draw:frame>
        <draw:line draw:style-name="gr17" draw:text-style-name="P2" draw:layer="layout" svg:x1="14.97cm" svg:y1="6.276cm" svg:x2="18.018cm" svg:y2="6.276cm">
          <text:p/>
        </draw:line>
      </draw:page>
      <draw:page draw:name="page2" draw:style-name="dp1" draw:master-page-name="Default">
        <draw:custom-shape draw:style-name="gr1" draw:text-style-name="P6" draw:layer="layout" svg:width="1.518cm" svg:height="1.397cm" svg:x="2.27cm" svg:y="4.81cm">
          <text:p text:style-name="P1"><text:span text:style-name="T7">ρ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926cm" svg:height="1.397cm" svg:x="2.265cm" svg:y="8.89cm">
          <text:p text:style-name="P1"><text:span text:style-name="T7">Var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926cm" svg:height="1.397cm" svg:x="2.27cm" svg:y="13.97cm">
          <text:p text:style-name="P1"><text:span text:style-name="T7">Cov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18cm" svg:height="1.397cm" svg:x="13.706cm" svg:y="2.27cm">
          <text:p text:style-name="P1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18cm" svg:height="1.397cm" svg:x="12.436cm" svg:y="13.7cm">
          <text:p text:style-name="P1"><text:span text:style-name="T7">q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0.795cm" svg:height="3.937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5.445cm" svg:y="6.50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43cm" svg:height="1.27cm" svg:x="2.694cm" svg:y="6.304cm">
          <draw:text-box>
            <text:p text:style-name="P1"><text:span text:style-name="T6">I</text:span><text:span text:style-name="T3">1</text:span></text:p>
          </draw:text-box>
        </draw:frame>
        <draw:line draw:style-name="gr4" draw:text-style-name="P2" draw:layer="layout" svg:x1="3.54cm" svg:y1="6.936cm" svg:x2="5.445cm" svg:y2="6.936cm">
          <text:p/>
        </draw:line>
        <draw:frame draw:style-name="gr3" draw:text-style-name="P3" draw:layer="layout" svg:width="1.143cm" svg:height="1.27cm" svg:x="2.703cm" svg:y="7.401cm">
          <draw:text-box>
            <text:p text:style-name="P1">I<text:span text:style-name="T3">2</text:span></text:p>
          </draw:text-box>
        </draw:frame>
        <draw:line draw:style-name="gr10" draw:text-style-name="P2" draw:layer="layout" svg:x1="3.549cm" svg:y1="8.033cm" svg:x2="5.894cm" svg:y2="8.033cm">
          <text:p/>
        </draw:line>
        <draw:line draw:style-name="gr4" draw:text-style-name="P2" draw:layer="layout" svg:x1="5.894cm" svg:y1="8.033cm" svg:x2="5.894cm" svg:y2="7.392cm">
          <text:p/>
        </draw:line>
        <draw:line draw:style-name="gr4" draw:text-style-name="P2" draw:layer="layout" svg:x1="6.334cm" svg:y1="6.952cm" svg:x2="8.239cm" svg:y2="6.952cm">
          <text:p/>
        </draw:line>
        <draw:custom-shape draw:style-name="gr1" draw:text-style-name="P1" draw:layer="layout" svg:width="1.518cm" svg:height="1.397cm" svg:x="8.251cm" svg:y="6.249cm">
          <text:p text:style-name="P1"><text:span text:style-name="T1">μ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63cm" svg:y1="6.936cm" svg:x2="11.668cm" svg:y2="6.936cm">
          <text:p/>
        </draw:line>
        <draw:frame draw:style-name="gr3" draw:text-style-name="P3" draw:layer="layout" svg:width="1.143cm" svg:height="1.27cm" svg:x="11.668cm" svg:y="6.301cm">
          <draw:text-box>
            <text:p text:style-name="P1"><text:span text:style-name="T7">ρ</text:span><text:span text:style-name="T8">o</text:span></text:p>
          </draw:text-box>
        </draw:frame>
        <draw:custom-shape draw:style-name="gr20" draw:text-style-name="P2" draw:layer="layout" svg:width="8.509cm" svg:height="4.953cm" svg:x="2.27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5.126cm" svg:y="11.7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6.4cm" svg:y="10.4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0.635cm" svg:height="0.962cm" svg:x="6.85cm" svg:y="11.184cm">
          <draw:text-box>
            <text:p text:style-name="P1">-</text:p>
          </draw:text-box>
        </draw:frame>
        <draw:frame draw:style-name="gr3" draw:text-style-name="P3" draw:layer="layout" svg:width="1.143cm" svg:height="1.27cm" svg:x="2.331cm" svg:y="10.286cm">
          <draw:text-box>
            <text:p text:style-name="P1"><text:span text:style-name="T7">ρ</text:span><text:span text:style-name="T8">o</text:span></text:p>
          </draw:text-box>
        </draw:frame>
        <draw:frame draw:style-name="gr21" draw:text-style-name="P3" draw:layer="layout" svg:width="0.908cm" svg:height="1.051cm" svg:x="2.539cm" svg:y="11.683cm">
          <draw:text-box>
            <text:p text:style-name="P1"><text:span text:style-name="T7">μ</text:span></text:p>
          </draw:text-box>
        </draw:frame>
        <draw:line draw:style-name="gr4" draw:text-style-name="P2" draw:layer="layout" svg:x1="3.221cm" svg:y1="12.2cm" svg:x2="5.126cm" svg:y2="12.2cm">
          <text:p/>
        </draw:line>
        <draw:line draw:style-name="gr22" draw:text-style-name="P2" draw:layer="layout" svg:x1="6.015cm" svg:y1="12.196cm" svg:x2="6.844cm" svg:y2="12.196cm">
          <text:p/>
        </draw:line>
        <draw:line draw:style-name="gr4" draw:text-style-name="P2" draw:layer="layout" svg:x1="3.205cm" svg:y1="10.927cm" svg:x2="6.4cm" svg:y2="10.927cm">
          <text:p/>
        </draw:line>
        <draw:line draw:style-name="gr4" draw:text-style-name="P2" draw:layer="layout" svg:x1="6.844cm" svg:y1="12.196cm" svg:x2="6.844cm" svg:y2="11.357cm">
          <text:p/>
        </draw:line>
        <draw:line draw:style-name="gr4" draw:text-style-name="P2" draw:layer="layout" svg:x1="5.568cm" svg:y1="13.482cm" svg:x2="5.568cm" svg:y2="12.643cm">
          <text:p/>
        </draw:line>
        <draw:line draw:style-name="gr22" draw:text-style-name="P2" draw:layer="layout" svg:x1="4.183cm" svg:y1="13.482cm" svg:x2="5.568cm" svg:y2="13.482cm">
          <text:p/>
        </draw:line>
        <draw:line draw:style-name="gr10" draw:text-style-name="P2" draw:layer="layout" svg:x1="4.183cm" svg:y1="12.2cm" svg:x2="4.183cm" svg:y2="13.49cm">
          <text:p/>
        </draw:line>
        <draw:custom-shape draw:style-name="gr5" draw:text-style-name="P4" draw:layer="layout" svg:width="0.127cm" svg:height="0.127cm" svg:x="4.118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289cm" svg:y1="10.937cm" svg:x2="9.194cm" svg:y2="10.937cm">
          <text:p/>
        </draw:line>
        <draw:frame draw:style-name="gr12" draw:text-style-name="P3" draw:layer="layout" svg:width="1.751cm" svg:height="1.114cm" svg:x="9.036cm" svg:y="10.386cm">
          <draw:text-box>
            <text:p text:style-name="P1"><text:span text:style-name="T7">Var</text:span><text:span text:style-name="T8">o</text:span></text:p>
          </draw:text-box>
        </draw:frame>
        <draw:custom-shape draw:style-name="gr23" draw:text-style-name="P2" draw:layer="layout" svg:width="8.89cm" svg:height="5.334cm" svg:x="2.27cm" svg:y="13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5.236cm" svg:y="16.81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6.51cm" svg:y="15.53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0.635cm" svg:height="0.962cm" svg:x="6.96cm" svg:y="16.251cm">
          <draw:text-box>
            <text:p text:style-name="P1">-</text:p>
          </draw:text-box>
        </draw:frame>
        <draw:frame draw:style-name="gr3" draw:text-style-name="P3" draw:layer="layout" svg:width="1.143cm" svg:height="1.27cm" svg:x="2.441cm" svg:y="15.353cm">
          <draw:text-box>
            <text:p text:style-name="P1"><text:span text:style-name="T7">ρ</text:span><text:span text:style-name="T8">o</text:span></text:p>
          </draw:text-box>
        </draw:frame>
        <draw:frame draw:style-name="gr12" draw:text-style-name="P3" draw:layer="layout" svg:width="1.121cm" svg:height="1.114cm" svg:x="2.537cm" svg:y="16.718cm">
          <draw:text-box>
            <text:p text:style-name="P1"><text:span text:style-name="T7">μ</text:span><text:span text:style-name="T8">I</text:span></text:p>
          </draw:text-box>
        </draw:frame>
        <draw:line draw:style-name="gr4" draw:text-style-name="P2" draw:layer="layout" svg:x1="3.331cm" svg:y1="17.267cm" svg:x2="5.236cm" svg:y2="17.267cm">
          <text:p/>
        </draw:line>
        <draw:line draw:style-name="gr22" draw:text-style-name="P2" draw:layer="layout" svg:x1="6.125cm" svg:y1="17.263cm" svg:x2="6.954cm" svg:y2="17.263cm">
          <text:p/>
        </draw:line>
        <draw:line draw:style-name="gr4" draw:text-style-name="P2" draw:layer="layout" svg:x1="3.315cm" svg:y1="15.994cm" svg:x2="6.51cm" svg:y2="15.994cm">
          <text:p/>
        </draw:line>
        <draw:line draw:style-name="gr4" draw:text-style-name="P2" draw:layer="layout" svg:x1="6.954cm" svg:y1="17.263cm" svg:x2="6.954cm" svg:y2="16.424cm">
          <text:p/>
        </draw:line>
        <draw:line draw:style-name="gr4" draw:text-style-name="P2" draw:layer="layout" svg:x1="5.678cm" svg:y1="18.549cm" svg:x2="5.678cm" svg:y2="17.71cm">
          <text:p/>
        </draw:line>
        <draw:line draw:style-name="gr22" draw:text-style-name="P2" draw:layer="layout" svg:x1="3.307cm" svg:y1="18.549cm" svg:x2="5.678cm" svg:y2="18.549cm">
          <text:p/>
        </draw:line>
        <draw:line draw:style-name="gr4" draw:text-style-name="P2" draw:layer="layout" svg:x1="7.399cm" svg:y1="16.004cm" svg:x2="9.304cm" svg:y2="16.004cm">
          <text:p/>
        </draw:line>
        <draw:frame draw:style-name="gr12" draw:text-style-name="P3" draw:layer="layout" svg:width="1.989cm" svg:height="1.114cm" svg:x="9.146cm" svg:y="15.453cm">
          <draw:text-box>
            <text:p text:style-name="P1"><text:span text:style-name="T7">Cov</text:span><text:span text:style-name="T8">o</text:span></text:p>
          </draw:text-box>
        </draw:frame>
        <draw:frame draw:style-name="gr12" draw:text-style-name="P3" draw:layer="layout" svg:width="1.121cm" svg:height="1.114cm" svg:x="2.406cm" svg:y="17.918cm">
          <draw:text-box>
            <text:p text:style-name="P1"><text:span text:style-name="T7">μ</text:span><text:span text:style-name="T8">P</text:span></text:p>
          </draw:text-box>
        </draw:frame>
        <draw:custom-shape draw:style-name="gr24" draw:text-style-name="P2" draw:layer="layout" svg:width="11.176cm" svg:height="5.334cm" svg:x="13.7cm" svg:y="2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17.469cm" svg:y="4.95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564cm" svg:y1="5.396cm" svg:x2="17.469cm" svg:y2="5.396cm">
          <text:p/>
        </draw:line>
        <draw:line draw:style-name="gr4" draw:text-style-name="P2" draw:layer="layout" svg:x1="17.917cm" svg:y1="6.679cm" svg:x2="17.917cm" svg:y2="5.84cm">
          <text:p/>
        </draw:line>
        <draw:frame draw:style-name="gr12" draw:text-style-name="P3" draw:layer="layout" svg:width="1.651cm" svg:height="1.114cm" svg:x="14.08cm" svg:y="4.838cm">
          <draw:text-box>
            <text:p text:style-name="P1"><text:span text:style-name="T7">Var</text:span><text:span text:style-name="T8">o</text:span></text:p>
          </draw:text-box>
        </draw:frame>
        <draw:line draw:style-name="gr4" draw:text-style-name="P2" draw:layer="layout" svg:x1="15.564cm" svg:y1="4.295cm" svg:x2="20.262cm" svg:y2="4.295cm">
          <text:p/>
        </draw:line>
        <draw:custom-shape draw:style-name="gr25" draw:text-style-name="P1" draw:layer="layout" svg:width="1.518cm" svg:height="1.397cm" svg:x="20.262cm" svg:y="3.81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315cm" svg:y1="4.75cm" svg:x2="20.262cm" svg:y2="4.75cm">
          <text:p/>
        </draw:line>
        <draw:line draw:style-name="gr17" draw:text-style-name="P2" draw:layer="layout" svg:x1="18.358cm" svg:y1="5.393cm" svg:x2="19.31cm" svg:y2="5.393cm">
          <text:p/>
        </draw:line>
        <draw:line draw:style-name="gr17" draw:text-style-name="P2" draw:layer="layout" svg:x1="19.315cm" svg:y1="5.393cm" svg:x2="19.315cm" svg:y2="4.753cm">
          <text:p/>
        </draw:line>
        <draw:frame draw:style-name="gr12" draw:text-style-name="P3" draw:layer="layout" svg:width="1.932cm" svg:height="1.114cm" svg:x="13.871cm" svg:y="3.738cm">
          <draw:text-box>
            <text:p text:style-name="P1"><text:span text:style-name="T7">Cov</text:span><text:span text:style-name="T8">o</text:span></text:p>
          </draw:text-box>
        </draw:frame>
        <draw:frame draw:style-name="gr12" draw:text-style-name="P3" draw:layer="layout" svg:width="0.762cm" svg:height="1.114cm" svg:x="17.537cm" svg:y="6.517cm">
          <draw:text-box>
            <text:p text:style-name="P1"><text:span text:style-name="T7">ϵ</text:span></text:p>
          </draw:text-box>
        </draw:frame>
        <draw:line draw:style-name="gr4" draw:text-style-name="P2" draw:layer="layout" svg:x1="21.78cm" svg:y1="4.518cm" svg:x2="23.685cm" svg:y2="4.518cm">
          <text:p/>
        </draw:line>
        <draw:frame draw:style-name="gr12" draw:text-style-name="P3" draw:layer="layout" svg:width="1.143cm" svg:height="1.114cm" svg:x="23.606cm" svg:y="3.945cm">
          <draw:text-box>
            <text:p text:style-name="P1"><text:span text:style-name="T7">a</text:span><text:span text:style-name="T8">o</text:span></text:p>
          </draw:text-box>
        </draw:frame>
        <draw:line draw:style-name="gr26" draw:text-style-name="P2" draw:layer="layout" svg:x1="20.693cm" svg:y1="4.518cm" svg:x2="21.366cm" svg:y2="4.518cm">
          <text:p/>
        </draw:line>
        <draw:custom-shape draw:style-name="gr27" draw:text-style-name="P1" draw:layer="layout" svg:width="0.225cm" svg:height="0.406cm" svg:x="20.912cm" svg:y="4.0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25cm" svg:height="0.406cm" svg:x="20.912cm" svg:y="4.5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18cm" svg:height="1.397cm" svg:x="13.7cm" svg:y="7.72cm">
          <text:p text:style-name="P1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8.255cm" svg:height="5.334cm" svg:x="13.7cm" svg:y="7.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16.691cm" svg:y="10.61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7.965cm" svg:y="9.3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0.635cm" svg:height="0.962cm" svg:x="18.415cm" svg:y="10.046cm">
          <draw:text-box>
            <text:p text:style-name="P1">-</text:p>
          </draw:text-box>
        </draw:frame>
        <draw:frame draw:style-name="gr3" draw:text-style-name="P7" draw:layer="layout" svg:width="1.143cm" svg:height="1.27cm" svg:x="13.838cm" svg:y="9.148cm">
          <draw:text-box>
            <text:p text:style-name="P1"><text:span text:style-name="T7">μ</text:span><text:span text:style-name="T8">P</text:span></text:p>
          </draw:text-box>
        </draw:frame>
        <draw:frame draw:style-name="gr12" draw:text-style-name="P3" draw:layer="layout" svg:width="1.121cm" svg:height="1.114cm" svg:x="13.905cm" svg:y="10.513cm">
          <draw:text-box>
            <text:p text:style-name="P1"><text:span text:style-name="T7">a</text:span><text:span text:style-name="T8">o</text:span></text:p>
          </draw:text-box>
        </draw:frame>
        <draw:line draw:style-name="gr4" draw:text-style-name="P2" draw:layer="layout" svg:x1="14.786cm" svg:y1="11.062cm" svg:x2="16.691cm" svg:y2="11.062cm">
          <text:p/>
        </draw:line>
        <draw:line draw:style-name="gr22" draw:text-style-name="P2" draw:layer="layout" svg:x1="17.58cm" svg:y1="11.058cm" svg:x2="18.409cm" svg:y2="11.058cm">
          <text:p/>
        </draw:line>
        <draw:line draw:style-name="gr4" draw:text-style-name="P2" draw:layer="layout" svg:x1="14.77cm" svg:y1="9.789cm" svg:x2="17.965cm" svg:y2="9.789cm">
          <text:p/>
        </draw:line>
        <draw:line draw:style-name="gr4" draw:text-style-name="P2" draw:layer="layout" svg:x1="18.409cm" svg:y1="11.058cm" svg:x2="18.409cm" svg:y2="10.219cm">
          <text:p/>
        </draw:line>
        <draw:line draw:style-name="gr4" draw:text-style-name="P2" draw:layer="layout" svg:x1="17.133cm" svg:y1="12.344cm" svg:x2="17.133cm" svg:y2="11.505cm">
          <text:p/>
        </draw:line>
        <draw:line draw:style-name="gr22" draw:text-style-name="P2" draw:layer="layout" svg:x1="14.762cm" svg:y1="12.344cm" svg:x2="17.133cm" svg:y2="12.344cm">
          <text:p/>
        </draw:line>
        <draw:line draw:style-name="gr4" draw:text-style-name="P2" draw:layer="layout" svg:x1="18.854cm" svg:y1="9.799cm" svg:x2="20.759cm" svg:y2="9.799cm">
          <text:p/>
        </draw:line>
        <draw:frame draw:style-name="gr12" draw:text-style-name="P3" draw:layer="layout" svg:width="1.1cm" svg:height="1.114cm" svg:x="20.601cm" svg:y="9.248cm">
          <draw:text-box>
            <text:p text:style-name="P1"><text:span text:style-name="T7">b</text:span><text:span text:style-name="T8">o</text:span></text:p>
          </draw:text-box>
        </draw:frame>
        <draw:frame draw:style-name="gr12" draw:text-style-name="P3" draw:layer="layout" svg:width="1.121cm" svg:height="1.114cm" svg:x="13.977cm" svg:y="11.713cm">
          <draw:text-box>
            <text:p text:style-name="P1"><text:span text:style-name="T7">μ</text:span><text:span text:style-name="T8">I</text:span></text:p>
          </draw:text-box>
        </draw:frame>
        <draw:custom-shape draw:style-name="gr29" draw:text-style-name="P2" draw:layer="layout" svg:width="8.128cm" svg:height="5.207cm" svg:x="12.43cm" svg:y="1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0.889cm" svg:x="15.383cm" svg:y="16.5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6.657cm" svg:y="15.22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143cm" svg:height="1.27cm" svg:x="12.549cm" svg:y="15.043cm">
          <draw:text-box>
            <text:p text:style-name="P1"><text:span text:style-name="T7">μ</text:span><text:span text:style-name="T8">b</text:span></text:p>
          </draw:text-box>
        </draw:frame>
        <draw:frame draw:style-name="gr21" draw:text-style-name="P3" draw:layer="layout" svg:width="0.722cm" svg:height="1.051cm" svg:x="12.978cm" svg:y="16.446cm">
          <draw:text-box>
            <text:p text:style-name="P1"><text:span text:style-name="T7">I</text:span></text:p>
          </draw:text-box>
        </draw:frame>
        <draw:line draw:style-name="gr4" draw:text-style-name="P2" draw:layer="layout" svg:x1="13.478cm" svg:y1="16.957cm" svg:x2="15.383cm" svg:y2="16.957cm">
          <text:p/>
        </draw:line>
        <draw:line draw:style-name="gr22" draw:text-style-name="P2" draw:layer="layout" svg:x1="16.272cm" svg:y1="16.953cm" svg:x2="17.101cm" svg:y2="16.953cm">
          <text:p/>
        </draw:line>
        <draw:line draw:style-name="gr4" draw:text-style-name="P2" draw:layer="layout" svg:x1="13.462cm" svg:y1="15.684cm" svg:x2="16.657cm" svg:y2="15.684cm">
          <text:p/>
        </draw:line>
        <draw:line draw:style-name="gr4" draw:text-style-name="P2" draw:layer="layout" svg:x1="17.101cm" svg:y1="16.953cm" svg:x2="17.101cm" svg:y2="16.114cm">
          <text:p/>
        </draw:line>
        <draw:line draw:style-name="gr4" draw:text-style-name="P2" draw:layer="layout" svg:x1="15.825cm" svg:y1="18.239cm" svg:x2="15.825cm" svg:y2="17.4cm">
          <text:p/>
        </draw:line>
        <draw:line draw:style-name="gr22" draw:text-style-name="P2" draw:layer="layout" svg:x1="13.454cm" svg:y1="18.239cm" svg:x2="15.825cm" svg:y2="18.239cm">
          <text:p/>
        </draw:line>
        <draw:line draw:style-name="gr4" draw:text-style-name="P2" draw:layer="layout" svg:x1="17.546cm" svg:y1="15.694cm" svg:x2="19.451cm" svg:y2="15.694cm">
          <text:p/>
        </draw:line>
        <draw:frame draw:style-name="gr12" draw:text-style-name="P3" draw:layer="layout" svg:width="1.1cm" svg:height="1.114cm" svg:x="19.293cm" svg:y="15.143cm">
          <draw:text-box>
            <text:p text:style-name="P1"><text:span text:style-name="T1">q</text:span><text:span text:style-name="T8">o</text:span></text:p>
          </draw:text-box>
        </draw:frame>
        <draw:frame draw:style-name="gr12" draw:text-style-name="P3" draw:layer="layout" svg:width="1.158cm" svg:height="1.114cm" svg:x="12.569cm" svg:y="17.608cm">
          <draw:text-box>
            <text:p text:style-name="P1"><text:span text:style-name="T7">μ</text:span><text:span text:style-name="T8">a</text:span></text:p>
          </draw:text-box>
        </draw:frame>
      </draw:page>
      <draw:page draw:name="page3" draw:style-name="dp1" draw:master-page-name="Default">
        <draw:frame draw:style-name="gr30" draw:text-style-name="P8" draw:layer="layout" svg:width="6.005cm" svg:height="0.962cm" svg:x="1.139cm" svg:y="1.162cm">
          <draw:text-box>
            <text:p>Precedence graphs</text:p>
          </draw:text-box>
        </draw:frame>
        <draw:custom-shape draw:style-name="gr9" draw:text-style-name="P1" draw:layer="layout" svg:width="0.889cm" svg:height="0.889cm" svg:x="3.732cm" svg:y="3.73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2.27cm" svg:y1="3.54cm" svg:x2="19.669cm" svg:y2="3.54cm">
          <text:p/>
        </draw:line>
        <draw:line draw:style-name="gr31" draw:text-style-name="P2" draw:layer="layout" svg:x1="2.27cm" svg:y1="4.81cm" svg:x2="19.669cm" svg:y2="4.81cm">
          <text:p/>
        </draw:line>
        <draw:line draw:style-name="gr32" draw:text-style-name="P2" draw:layer="layout" svg:x1="3.849cm" svg:y1="3.849cm" svg:x2="3.159cm" svg:y2="3.159cm">
          <text:p/>
        </draw:line>
        <draw:frame draw:style-name="gr33" draw:text-style-name="P8" draw:layer="layout" svg:width="1.901cm" svg:height="1.114cm" svg:x="2.274cm" svg:y="2.158cm">
          <draw:text-box>
            <text:p>X<text:span text:style-name="T3">0</text:span><text:span text:style-name="T6">[n]</text:span></text:p>
          </draw:text-box>
        </draw:frame>
        <draw:frame draw:style-name="gr34" draw:text-style-name="P5" draw:layer="layout" svg:width="1.185cm" svg:height="0.564cm" svg:x="11.245cm" svg:y="3.921cm">
          <draw:text-box>
            <text:p text:style-name="P1"><text:span text:style-name="T4">● ● ●</text:span></text:p>
          </draw:text-box>
        </draw:frame>
        <draw:line draw:style-name="gr17" draw:text-style-name="P2" draw:layer="layout" svg:x1="11.468cm" svg:y1="6.388cm" svg:x2="9.255cm" svg:y2="5.888cm">
          <text:p/>
        </draw:line>
        <draw:line draw:style-name="gr31" draw:text-style-name="P2" draw:layer="layout" svg:x1="2.27cm" svg:y1="6.08cm" svg:x2="19.669cm" svg:y2="6.08cm">
          <text:p/>
        </draw:line>
        <draw:line draw:style-name="gr31" draw:text-style-name="P2" draw:layer="layout" svg:x1="2.27cm" svg:y1="7.35cm" svg:x2="19.669cm" svg:y2="7.35cm">
          <text:p/>
        </draw:line>
        <draw:line draw:style-name="gr32" draw:text-style-name="P2" draw:layer="layout" svg:x1="11.805cm" svg:y1="7.727cm" svg:x2="11.805cm" svg:y2="7.154cm">
          <text:p/>
        </draw:line>
        <draw:frame draw:style-name="gr35" draw:text-style-name="P3" draw:layer="layout" svg:width="1.27cm" svg:height="1.114cm" svg:x="11.16cm" svg:y="7.594cm">
          <draw:text-box>
            <text:p text:style-name="P1"><text:span text:style-name="T1">μ</text:span><text:span text:style-name="T2">o</text:span></text:p>
          </draw:text-box>
        </draw:frame>
        <draw:frame draw:style-name="gr33" draw:text-style-name="P8" draw:layer="layout" svg:width="2.921cm" svg:height="1.114cm" svg:x="4.048cm" svg:y="2.172cm">
          <draw:text-box>
            <text:p>X<text:span text:style-name="T3">0</text:span><text:span text:style-name="T6">[n-2R]</text:span></text:p>
          </draw:text-box>
        </draw:frame>
        <draw:line draw:style-name="gr32" draw:text-style-name="P2" draw:layer="layout" svg:x1="4.501cm" svg:y1="3.849cm" svg:x2="5.191cm" svg:y2="3.159cm">
          <text:p/>
        </draw:line>
        <draw:custom-shape draw:style-name="gr9" draw:text-style-name="P1" draw:layer="layout" svg:width="0.889cm" svg:height="0.889cm" svg:x="8.3cm" svg:y="3.73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8.417cm" svg:y1="3.849cm" svg:x2="7.727cm" svg:y2="3.159cm">
          <text:p/>
        </draw:line>
        <draw:frame draw:style-name="gr33" draw:text-style-name="P8" draw:layer="layout" svg:width="1.901cm" svg:height="1.114cm" svg:x="6.842cm" svg:y="2.158cm">
          <draw:text-box>
            <text:p>X<text:span text:style-name="T3">1</text:span><text:span text:style-name="T6">[n]</text:span></text:p>
          </draw:text-box>
        </draw:frame>
        <draw:frame draw:style-name="gr33" draw:text-style-name="P8" draw:layer="layout" svg:width="2.921cm" svg:height="1.114cm" svg:x="8.616cm" svg:y="2.172cm">
          <draw:text-box>
            <text:p>X<text:span text:style-name="T3">1</text:span><text:span text:style-name="T6">[n-2R]</text:span></text:p>
          </draw:text-box>
        </draw:frame>
        <draw:line draw:style-name="gr32" draw:text-style-name="P2" draw:layer="layout" svg:x1="9.069cm" svg:y1="3.849cm" svg:x2="9.759cm" svg:y2="3.159cm">
          <text:p/>
        </draw:line>
        <draw:custom-shape draw:style-name="gr9" draw:text-style-name="P1" draw:layer="layout" svg:width="0.889cm" svg:height="0.889cm" svg:x="13.892cm" svg:y="3.73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14.009cm" svg:y1="3.85cm" svg:x2="13.319cm" svg:y2="3.16cm">
          <text:p/>
        </draw:line>
        <draw:frame draw:style-name="gr36" draw:text-style-name="P8" draw:layer="layout" svg:width="2.155cm" svg:height="1.114cm" svg:x="12.434cm" svg:y="2.159cm">
          <draw:text-box>
            <text:p>X<text:span text:style-name="T3">2R</text:span><text:span text:style-name="T6">[n]</text:span></text:p>
          </draw:text-box>
        </draw:frame>
        <draw:frame draw:style-name="gr37" draw:text-style-name="P8" draw:layer="layout" svg:width="3.175cm" svg:height="1.114cm" svg:x="14.208cm" svg:y="2.173cm">
          <draw:text-box>
            <text:p>X<text:span text:style-name="T3">2R</text:span><text:span text:style-name="T6">[n-2R]</text:span></text:p>
          </draw:text-box>
        </draw:frame>
        <draw:line draw:style-name="gr32" draw:text-style-name="P2" draw:layer="layout" svg:x1="14.661cm" svg:y1="3.85cm" svg:x2="15.351cm" svg:y2="3.16cm">
          <text:p/>
        </draw:line>
        <draw:custom-shape draw:style-name="gr9" draw:text-style-name="P1" draw:layer="layout" svg:width="0.889cm" svg:height="0.889cm" svg:x="8.812cm" svg:y="5.00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89cm" svg:height="0.889cm" svg:x="11.352cm" svg:y="6.27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9.073cm" svg:y1="5.05cm" svg:x2="8.73cm" svg:y2="4.621cm">
          <text:p/>
        </draw:line>
        <draw:line draw:style-name="gr17" draw:text-style-name="P2" draw:layer="layout" svg:x1="8.909cm" svg:y1="5.157cm" svg:x2="4.176cm" svg:y2="4.621cm">
          <text:p/>
        </draw:line>
        <draw:line draw:style-name="gr17" draw:text-style-name="P2" draw:layer="layout" svg:x1="9.602cm" svg:y1="5.157cm" svg:x2="14.317cm" svg:y2="4.622cm">
          <text:p/>
        </draw:line>
        <draw:line draw:style-name="gr17" draw:text-style-name="P2" draw:layer="layout" svg:x1="18.78cm" svg:y1="4.81cm" svg:x2="12.087cm" svg:y2="6.385cm">
          <text:p/>
        </draw:line>
        <draw:line draw:style-name="gr17" draw:text-style-name="P2" draw:layer="layout" svg:x1="18.781cm" svg:y1="4.811cm" svg:x2="18.78cm" svg:y2="3.159cm">
          <text:p/>
        </draw:line>
        <draw:line draw:style-name="gr17" draw:text-style-name="P2" draw:layer="layout" svg:x1="9.451cm" svg:y1="5.064cm" svg:x2="9.777cm" svg:y2="4.622cm">
          <text:p/>
        </draw:line>
        <draw:line draw:style-name="gr15" draw:text-style-name="P2" draw:layer="layout" svg:x1="9.777cm" svg:y1="4.622cm" svg:x2="10.103cm" svg:y2="4.18cm">
          <text:p/>
        </draw:line>
        <draw:line draw:style-name="gr17" draw:text-style-name="P2" draw:layer="layout" svg:x1="9.556cm" svg:y1="5.103cm" svg:x2="10.178cm" svg:y2="4.757cm">
          <text:p/>
        </draw:line>
        <draw:line draw:style-name="gr15" draw:text-style-name="P2" draw:layer="layout" svg:x1="10.178cm" svg:y1="4.757cm" svg:x2="10.8cm" svg:y2="4.411cm">
          <text:p/>
        </draw:line>
        <draw:frame draw:style-name="gr36" draw:text-style-name="P8" draw:layer="layout" svg:width="0.885cm" svg:height="1cm" svg:x="18.297cm" svg:y="2.185cm">
          <draw:text-box>
            <text:p>N</text:p>
          </draw:text-box>
        </draw:frame>
        <draw:custom-shape draw:style-name="gr38" draw:text-style-name="P1" draw:layer="layout" svg:width="1.27cm" svg:height="1.27cm" svg:x="3.54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09:28:47.413874000</meta:creation-date>
    <dc:date>2016-08-09T11:48:06.476073000</dc:date>
    <meta:editing-duration>PT4H57M13S</meta:editing-duration>
    <meta:editing-cycles>15</meta:editing-cycles>
    <meta:generator>LibreOffice/5.2.0.4$MacOSX_X86_64 LibreOffice_project/066b007f5ebcc236395c7d282ba488bca6720265</meta:generator>
    <meta:document-statistic meta:object-count="184"/>
  </office:meta>
</office:document-meta>
</file>